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3" style:family="table">
      <style:table-properties style:width="15.402cm" fo:margin-left="0.804cm" table:align="left" style:writing-mode="lr-tb"/>
    </style:style>
    <style:style style:name="Tabela3.A" style:family="table-column">
      <style:table-column-properties style:column-width="1.909cm"/>
    </style:style>
    <style:style style:name="Tabela3.B" style:family="table-column">
      <style:table-column-properties style:column-width="2.986cm"/>
    </style:style>
    <style:style style:name="Tabela3.C" style:family="table-column">
      <style:table-column-properties style:column-width="10.5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5.272cm" fo:margin-left="-0.203cm" table:align="left" style:writing-mode="lr-tb"/>
    </style:style>
    <style:style style:name="Tabela4.A" style:family="table-column">
      <style:table-column-properties style:column-width="5.99cm"/>
    </style:style>
    <style:style style:name="Tabela4.B" style:family="table-column">
      <style:table-column-properties style:column-width="2.117cm"/>
    </style:style>
    <style:style style:name="Tabela4.C" style:family="table-column">
      <style:table-column-properties style:column-width="3.687cm"/>
    </style:style>
    <style:style style:name="Tabela4.D" style:family="table-column">
      <style:table-column-properties style:column-width="3.47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5" style:family="table">
      <style:table-properties style:width="14.609cm" fo:margin-left="-0.203cm" table:align="left" style:writing-mode="lr-tb"/>
    </style:style>
    <style:style style:name="Tabela5.A" style:family="table-column">
      <style:table-column-properties style:column-width="8.391cm"/>
    </style:style>
    <style:style style:name="Tabela5.B" style:family="table-column">
      <style:table-column-properties style:column-width="2.514cm"/>
    </style:style>
    <style:style style:name="Tabela5.C" style:family="table-column">
      <style:table-column-properties style:column-width="3.70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  <style:text-properties officeooo:paragraph-rsid="001df684"/>
    </style:style>
    <style:style style:name="P10" style:family="paragraph" style:parent-style-name="Standard">
      <style:text-properties fo:font-weight="bold" officeooo:rsid="001b3af3" officeooo:paragraph-rsid="001b3af3" style:font-weight-asian="bold"/>
    </style:style>
    <style:style style:name="P11" style:family="paragraph" style:parent-style-name="Standard">
      <style:text-properties fo:font-weight="bold" officeooo:rsid="0024eb32" officeooo:paragraph-rsid="0024eb32" style:font-weight-asian="bold" style:font-weight-complex="bold"/>
    </style:style>
    <style:style style:name="P12" style:family="paragraph" style:parent-style-name="Standard">
      <style:text-properties officeooo:rsid="001b3af3" officeooo:paragraph-rsid="001b3af3"/>
    </style:style>
    <style:style style:name="P13" style:family="paragraph" style:parent-style-name="Standard">
      <style:text-properties officeooo:rsid="001c3257"/>
    </style:style>
    <style:style style:name="P14" style:family="paragraph" style:parent-style-name="Standard">
      <style:text-properties officeooo:rsid="001c3257" officeooo:paragraph-rsid="001c3257"/>
    </style:style>
    <style:style style:name="P15" style:family="paragraph" style:parent-style-name="Standard">
      <style:text-properties officeooo:paragraph-rsid="001f1eb2"/>
    </style:style>
    <style:style style:name="P16" style:family="paragraph" style:parent-style-name="Standard">
      <style:text-properties officeooo:paragraph-rsid="00220bce"/>
    </style:style>
    <style:style style:name="P17" style:family="paragraph" style:parent-style-name="Standard">
      <style:text-properties officeooo:rsid="00257f32" officeooo:paragraph-rsid="00257f32"/>
    </style:style>
    <style:style style:name="P18" style:family="paragraph" style:parent-style-name="Heading" style:master-page-name="Standard">
      <style:paragraph-properties style:page-number="auto"/>
      <style:text-properties officeooo:rsid="001f1eb2" officeooo:paragraph-rsid="001f1eb2"/>
    </style:style>
    <style:style style:name="P19" style:family="paragraph" style:parent-style-name="Heading">
      <style:text-properties officeooo:rsid="001f1eb2" officeooo:paragraph-rsid="001f1eb2"/>
    </style:style>
    <style:style style:name="P20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c3257" officeooo:paragraph-rsid="001c3257"/>
    </style:style>
    <style:style style:name="P21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df684" officeooo:paragraph-rsid="001df684"/>
    </style:style>
    <style:style style:name="P22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ee852" officeooo:paragraph-rsid="001ee852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257f32" officeooo:paragraph-rsid="00257f32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 style:snap-to-layout-grid="false"/>
      <style:text-properties officeooo:rsid="00257f32" officeooo:paragraph-rsid="00257f32"/>
    </style:style>
    <style:style style:name="P25" style:family="paragraph" style:parent-style-name="Heading_20_1">
      <style:text-properties officeooo:rsid="001f1eb2" officeooo:paragraph-rsid="001f1eb2"/>
    </style:style>
    <style:style style:name="P26" style:family="paragraph" style:parent-style-name="Heading_20_1">
      <style:text-properties officeooo:rsid="00250337" officeooo:paragraph-rsid="00250337"/>
    </style:style>
    <style:style style:name="P27" style:family="paragraph" style:parent-style-name="Heading_20_1">
      <style:text-properties officeooo:rsid="00257f32" officeooo:paragraph-rsid="00257f32"/>
    </style:style>
    <style:style style:name="P28" style:family="paragraph" style:parent-style-name="Heading_20_2">
      <style:text-properties officeooo:rsid="001f1eb2" officeooo:paragraph-rsid="001f1eb2"/>
    </style:style>
    <style:style style:name="P29" style:family="paragraph" style:parent-style-name="Heading_20_2">
      <style:text-properties officeooo:rsid="00220bce" officeooo:paragraph-rsid="00220bce"/>
    </style:style>
    <style:style style:name="P30" style:family="paragraph" style:parent-style-name="Heading_20_2">
      <style:text-properties officeooo:rsid="00257f32" officeooo:paragraph-rsid="00257f32"/>
    </style:style>
    <style:style style:name="T1" style:family="text">
      <style:text-properties officeooo:rsid="001b3af3"/>
    </style:style>
    <style:style style:name="T2" style:family="text">
      <style:text-properties style:font-name="Symbol"/>
    </style:style>
    <style:style style:name="T3" style:family="text">
      <style:text-properties officeooo:rsid="001c3257"/>
    </style:style>
    <style:style style:name="T4" style:family="text">
      <style:text-properties officeooo:rsid="001f1eb2"/>
    </style:style>
    <style:style style:name="T5" style:family="text">
      <style:text-properties officeooo:rsid="00229aba"/>
    </style:style>
    <style:style style:name="T6" style:family="text">
      <style:text-properties officeooo:rsid="0024eb32"/>
    </style:style>
    <style:style style:name="T7" style:family="text">
      <style:text-properties officeooo:rsid="00257f32"/>
    </style:style>
    <style:style style:name="T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á tem Prova!</text:p>
      <text:p text:style-name="P19">DOCUMENTO DE VISÃO</text:p>
      <text:p text:style-name="Standard"/>
      <text:h text:style-name="P25" text:outline-level="1">Intro<text:span text:style-name="T6">d</text:span>ução</text:h>
      <text:h text:style-name="P25" text:outline-level="1">Posicionamento</text:h>
      <text:p text:style-name="P12"/>
      <text:h text:style-name="P28" text:outline-level="2">Definição do <text:span text:style-name="T5">P</text:span>roblema</text:h>
      <text:p text:style-name="P15"><text:tab/><text:span text:style-name="T4">O problema das provas marcadas para o mesmo dia ou até mesmo dias seguidos afeta os alunos considerávelment, não é raro ver alunos estudando a noite toda, ou desistindo de fazer uma prova porque tem de estudar para outras duas provas. Uma solução viável seria um calendário integrado, onde cada professor saiba o dia das provas de outras matérias, podemdo assim marcar o melhor dia para sua prova.</text:span></text:p>
      <text:h text:style-name="P29" text:outline-level="2">Posição do Produto</text:h>
      <text:p text:style-name="P16"><text:tab/><text:span text:style-name="T5">Feito para os professores que precisam marcar as provas do período, o “Já tem Prova!” é um calendário simples e prático que ajuda a não sobregar os alunos melhorando assim o desempenho geral. Diferente do método tradicional onde não há comunicação e cada docente marca individualmente suas avaliações, nosso produto leva em consideração as outras matérias cursadas pelos alunos em geral.</text:span></text:p>
      <text:h text:style-name="Heading_20_2" text:outline-level="2"><text:span text:style-name="T6">Resumo dos </text:span>Stakeholder<text:span text:style-name="T6">s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11">Nome</text:p>
            </table:table-cell>
            <table:table-cell table:style-name="Tabela3.A1" office:value-type="string">
              <text:p text:style-name="P11">Descrição</text:p>
            </table:table-cell>
            <table:table-cell table:style-name="Tabela3.C1" office:value-type="string">
              <text:p text:style-name="P1">Respons<text:span text:style-name="T6">abilidades</text:span></text:p>
            </table:table-cell>
          </table:table-row>
        </table:table-header-rows>
        <table:table-row table:style-name="Tabela3.1">
          <table:table-cell table:style-name="Tabela3.A1" office:value-type="string">
            <text:p text:style-name="P13">Professor</text:p>
          </table:table-cell>
          <table:table-cell table:style-name="Tabela3.A1" office:value-type="string">
            <text:p text:style-name="P14">Os professores do curso em questão</text:p>
          </table:table-cell>
          <table:table-cell table:style-name="Tabela3.C1" office:value-type="string">
            <text:p text:style-name="P14">Primordialmente os professores tem a responsabilidade de marcar as provas para os melhores dias, dentro de um intervalo onde eles desejam realizar a avaliação.</text:p>
            <text:p text:style-name="P14">Quanto mais cedo no período as provas forem marcadas, mais rápido os alunos poderão se organizar.</text:p>
          </table:table-cell>
        </table:table-row>
      </table:table>
      <text:p text:style-name="Text_20_body"/>
      <text:h text:style-name="Heading_20_2" text:outline-level="2">User Environment</text:h>
      <text:p text:style-name="Standard"/>
      <text:p text:style-name="P14">Como hoje as provas são marcadas separadamente, não existe uma preocupação com sobrecarga, todos os alunos e professores estão envolvidos nas provas, a cada semestre o mesmo problema se repete, algumas vezes, provas tem a data trocada e alunos que se programaram são prejudicados, ou tem dias com 3 provas e tem que desistir de uma para estudar para as outras 2. Acreditamos que professores e alunos serão grandemente beneficiados ao usar o “JA tem prova!”.</text:p>
      <text:h text:style-name="P26" text:outline-level="1">Visão Geral do Produto</text:h>
      <text:h text:style-name="P30" text:outline-level="2">Necessidades e Atributos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3">Necessidade</text:p>
          </table:table-cell>
          <table:table-cell table:style-name="Tabela4.A1" office:value-type="string">
            <text:p text:style-name="P7">Prior<text:span text:style-name="T7">idade</text:span></text:p>
          </table:table-cell>
          <table:table-cell table:style-name="Tabela4.A1" office:value-type="string">
            <text:p text:style-name="P23">Atributo</text:p>
          </table:table-cell>
          <table:table-cell table:style-name="Tabela4.D1" office:value-type="string">
            <text:p text:style-name="P23">Planned Release</text:p>
          </table:table-cell>
        </table:table-row>
        <table:table-row table:style-name="Tabela4.1">
          <table:table-cell table:style-name="Tabela4.A1" office:value-type="string">
            <text:p text:style-name="P20">Marcar prova.</text:p>
          </table:table-cell>
          <table:table-cell table:style-name="Tabela4.A1" office:value-type="string">
            <text:p text:style-name="P21">alta</text:p>
          </table:table-cell>
          <table:table-cell table:style-name="Tabela4.A1" office:value-type="string">
            <text:p text:style-name="P21">Selecionar dia e hora para a prova.</text:p>
          </table:table-cell>
          <table:table-cell table:style-name="Tabela4.D1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21">Encontrar alunos com prova no mesmo dia.</text:p>
          </table:table-cell>
          <table:table-cell table:style-name="Tabela4.A3" office:value-type="string">
            <text:p text:style-name="P21">alta</text:p>
          </table:table-cell>
          <table:table-cell table:style-name="Tabela4.A3" office:value-type="string">
            <text:p text:style-name="P21">Retornar quantidade de alunos mais de uma prova no mesmo dia.</text:p>
          </table:table-cell>
          <table:table-cell table:style-name="Tabela4.D3" office:value-type="string">
            <text:p text:style-name="P8"/>
          </table:table-cell>
        </table:table-row>
        <table:table-row table:style-name="Tabela4.1">
          <table:table-cell table:style-name="Tabela4.A3" office:value-type="string">
            <text:p text:style-name="P21">Encontrar disciplinas com provas no mesmo dia.</text:p>
          </table:table-cell>
          <table:table-cell table:style-name="Tabela4.A3" office:value-type="string">
            <text:p text:style-name="P21">alta</text:p>
          </table:table-cell>
          <table:table-cell table:style-name="Tabela4.A3" office:value-type="string">
            <text:p text:style-name="P21">Mostrar conflitos <text:s/>nas datas de prova marcadas.</text:p>
          </table:table-cell>
          <table:table-cell table:style-name="Tabela4.D3" office:value-type="string">
            <text:p text:style-name="P8"/>
          </table:table-cell>
        </table:table-row>
      </table:table>
      <text:p text:style-name="Text_20_body"><text:soft-page-break/></text:p>
      <text:h text:style-name="P27" text:outline-level="1">Outros Requisitos do Produto</text:h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23">Requisito</text:p>
          </table:table-cell>
          <table:table-cell table:style-name="Tabela5.A1" office:value-type="string">
            <text:p text:style-name="P7">Priori<text:span text:style-name="T7">dade</text:span></text:p>
          </table:table-cell>
          <table:table-cell table:style-name="Tabela5.C1" office:value-type="string">
            <text:p text:style-name="P23">Planned Release</text:p>
          </table:table-cell>
        </table:table-row>
        <table:table-row table:style-name="Tabela5.1">
          <table:table-cell table:style-name="Tabela5.A1" office:value-type="string">
            <text:p text:style-name="P21">Disciplinas em que cada alunos está matriculado.</text:p>
          </table:table-cell>
          <table:table-cell table:style-name="Tabela5.A1" office:value-type="string">
            <text:p text:style-name="P21">alta</text:p>
          </table:table-cell>
          <table:table-cell table:style-name="Tabela5.C1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21">Tempo de resposta</text:p>
          </table:table-cell>
          <table:table-cell table:style-name="Tabela5.A3" office:value-type="string">
            <text:p text:style-name="P21">media</text:p>
          </table:table-cell>
          <table:table-cell table:style-name="Tabela5.C3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22">Login de professor</text:p>
          </table:table-cell>
          <table:table-cell table:style-name="Tabela5.A3" office:value-type="string">
            <text:p text:style-name="P24">alta</text:p>
          </table:table-cell>
          <table:table-cell table:style-name="Tabela5.C3" office:value-type="string">
            <text:p text:style-name="P8"/>
          </table:table-cell>
        </table:table-row>
        <table:table-row table:style-name="Tabela5.1">
          <table:table-cell table:style-name="Tabela5.A3" office:value-type="string">
            <text:p text:style-name="P9"/>
          </table:table-cell>
          <table:table-cell table:style-name="Tabela5.A3" office:value-type="string">
            <text:p text:style-name="P8"/>
          </table:table-cell>
          <table:table-cell table:style-name="Tabela5.C3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6.886cm" fo:margin-left="-0.203cm" table:align="left" style:writing-mode="lr-tb"/>
    </style:style>
    <style:style style:name="Tabela7.A" style:family="table-column">
      <style:table-column-properties style:column-width="11.252cm"/>
    </style:style>
    <style:style style:name="Tabela7.B" style:family="table-column">
      <style:table-column-properties style:column-width="5.63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7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6" style:family="table">
      <style:table-properties style:width="16.732cm" fo:margin-left="-0.191cm" table:align="left" style:writing-mode="lr-tb"/>
    </style:style>
    <style:style style:name="Tabela6.A" style:family="table-column">
      <style:table-column-properties style:column-width="5.577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weight="bold" officeooo:rsid="001b3af3" officeooo:paragraph-rsid="001b3af3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officeooo:rsid="00257f32" officeooo:paragraph-rsid="00257f32"/>
    </style:style>
    <style:style style:name="MP4" style:family="paragraph" style:parent-style-name="Standard">
      <style:paragraph-properties fo:margin-left="0cm" fo:margin-right="0.635cm" fo:text-indent="0cm" style:auto-text-indent="false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1f1eb2"/>
    </style:style>
    <style:style style:name="MT2" style:family="text">
      <style:text-properties officeooo:rsid="001b3af3"/>
    </style:style>
    <style:style style:name="MT3" style:family="text">
      <style:text-properties style:font-name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number-style style:name="N0">
      <number:number number:min-integer-digits="1"/>
    </number:number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Ja tem Prova!</text:p>
            </table:table-cell>
            <table:table-cell table:style-name="Tabela7.B1" office:value-type="string">
              <text:p text:style-name="MP2"><text:s/></text:p>
            </table:table-cell>
          </table:table-row>
          <table:table-row table:style-name="Tabela7.1">
            <table:table-cell table:style-name="Tabela7.A1" office:value-type="string">
              <text:p text:style-name="MP3">Visão</text:p>
            </table:table-cell>
            <table:table-cell table:style-name="Tabela7.B1" office:value-type="string">
              <text:p text:style-name="Standard"><text:s text:c="2"/><text:span text:style-name="MT1">Data</text:span>: <text:s/><text:span text:style-name="MT2">12/09/2017</text:span></text:p>
            </table:table-cell>
          </table:table-row>
        </table:table>
        <text:p text:style-name="Header"/>
      </style:header>
      <style:footer>
        <table:table table:name="Tabela6" table:style-name="Tabela6">
          <table:table-column table:style-name="Tabela6.A" table:number-columns-repeated="3"/>
          <table:table-row table:style-name="Tabela6.1">
            <table:table-cell table:style-name="Tabela6.A1" office:value-type="string">
              <text:p text:style-name="MP4">Confidential</text:p>
            </table:table-cell>
            <table:table-cell table:style-name="Tabela6.A1" office:value-type="string">
              <text:p text:style-name="MP5"><text:span text:style-name="MT3"></text:span><text:user-defined style:data-style-name="N0" text:name="Company"/>, <text:date style:data-style-name="N106" text:date-value="2017-09-18T23:27:41.832148837">2017</text:date></text:p>
            </table:table-cell>
            <table:table-cell table:style-name="Tabela6.A1" office:value-type="string">
              <text:p text:style-name="MP6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André Muniz</meta:initial-creator>
    <meta:creation-date>2017-09-12T12:20:21</meta:creation-date>
    <dc:date>2017-09-18T23:27:40.440001084</dc:date>
    <meta:print-date>2001-03-15T14:26:00</meta:print-date>
    <meta:editing-cycles>3</meta:editing-cycles>
    <meta:editing-duration>PT10M27S</meta:editing-duration>
    <meta:generator>LibreOffice/4.2.8.2$Linux_X86_64 LibreOffice_project/420m0$Build-2</meta:generator>
    <meta:document-statistic meta:table-count="5" meta:image-count="0" meta:object-count="0" meta:page-count="2" meta:paragraph-count="50" meta:word-count="375" meta:character-count="2293" meta:non-whitespace-character-count="1970"/>
  </office:meta>
</office:document-meta>
</file>